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/>
          <table:table-cell office:value-type="string" calcext:value-type="string">
            <text:p>eat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cycle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rbike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roplane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ck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ffic ligh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 hydran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p sig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king met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ch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e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bra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raff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brell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dbag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itca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sbe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wboar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rts bal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eball ba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eball glov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ateboar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fboar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nis racke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 gla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k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on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ccoli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 dog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ut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tedplan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ningtab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vmonit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top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o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boar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l pho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wav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ast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k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issor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ddy bea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ir dri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othbrush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17:07:32.250568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5:21:19.835248044</meta:creation-date>
    <dc:date>2019-03-21T17:50:53.348446353</dc:date>
    <meta:editing-duration>PT17M36S</meta:editing-duration>
    <meta:editing-cycles>3</meta:editing-cycles>
    <meta:generator>LibreOffice/5.1.6.2$Linux_X86_64 LibreOffice_project/10m0$Build-2</meta:generator>
    <meta:document-statistic meta:table-count="1" meta:cell-count="1214" meta:object-count="0"/>
  </office:meta>
</office:document-meta>
</file>